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h, to be a chimney pot</text:p>
      <text:p text:style-name="Standard">and perch upon a roof</text:p>
      <text:p text:style-name="Standard">and watch the sun move through the sky</text:p>
      <text:p text:style-name="Standard">as I puff and huff and poot.</text:p>
      <text:p text:style-name="Standard"/>
      <text:p text:style-name="Standard">How grand to sport a bird nest hat</text:p>
      <text:p text:style-name="Standard">and a dragon tile skirt</text:p>
      <text:p text:style-name="Standard">and warmth inside my belly</text:p>
      <text:p text:style-name="Standard">under a red brick shirt!</text:p>
      <text:p text:style-name="Standard"/>
      <text:p text:style-name="Standard">Chimney pots see very far</text:p>
      <text:p text:style-name="Standard">since they live very high</text:p>
      <text:p text:style-name="Standard">it guarantees an expertise</text:p>
      <text:p text:style-name="Standard">on all things ground and sky</text:p>
      <text:p text:style-name="Standard"/>
      <text:p text:style-name="Standard">Of cats and cars and birds and you</text:p>
      <text:p text:style-name="Standard"><text:s/>they know every tale and trick</text:p>
      <text:p text:style-name="Standard">you thought you <text:s/>kept it secret?</text:p>
      <text:p text:style-name="Standard">your chimney let it slip!</text:p>
      <text:p text:style-name="Standard"/>
      <text:p text:style-name="Standard">And that's a factilicious fact</text:p>
      <text:p text:style-name="Standard">tell me if you knew it</text:p>
      <text:p text:style-name="Standard">if you didn't now you do</text:p>
      <text:p text:style-name="Standard">your brains a little bigger</text:p>
      <text:p text:style-name="Standard">you might say you grew it</text:p>
      <text:p text:style-name="Standard"/>
      <text:p text:style-name="Standard">And of that factimonious fact</text:p>
      <text:p text:style-name="Standard">I can't imagine a thing finer / better</text:p>
      <text:p text:style-name="Standard">then spying all there was to spy</text:p>
      <text:p text:style-name="Standard">and telling everyone about it</text:p>
      <text:p text:style-name="Standard"/>
      <text:p text:style-name="Standard">“Oh there you are dear birdies!”</text:p>
      <text:p text:style-name="Standard">I'd say when crows came by to call</text:p>
      <text:p text:style-name="Standard">“Perhaps you do not know the tale?”</text:p>
      <text:p text:style-name="Standard">And they'd caw “Not at all”</text:p>
      <text:p text:style-name="Standard"/>
      <text:p text:style-name="Standard">At night I'd send out smoke ships</text:p>
      <text:p text:style-name="Standard">on to a starry sea</text:p>
      <text:p text:style-name="Standard">they'd carry my whispy messages</text:p>
      <text:p text:style-name="Standard">into the dreams of trees</text:p>
      <text:p text:style-name="Standard"/>
      <text:p text:style-name="Standard">the dreams of trees</text:p>
      <text:p text:style-name="Standard">what dreams are these</text:p>
      <text:p text:style-name="Standard">what a pretty thing they sound</text:p>
      <text:p text:style-name="Standard">and indeed they are</text:p>
      <text:p text:style-name="Standard"/>
      <text:p text:style-name="Standard">but let's keep them for another day</text:p>
      <text:p text:style-name="Standard">they're another story altogether</text:p>
      <text:p text:style-name="Standard">how fine to be a chimney pot</text:p>
      <text:p text:style-name="Standard">is what we should remember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h Quigley</meta:initial-creator>
    <meta:creation-date>2011-04-17T21:10:14.56</meta:creation-date>
    <meta:document-statistic meta:table-count="0" meta:image-count="0" meta:object-count="0" meta:page-count="1" meta:paragraph-count="41" meta:word-count="240" meta:character-count="1144"/>
    <dc:date>2011-04-17T21:10:54.27</dc:date>
    <dc:creator>Sarah Quigley</dc:creator>
    <meta:editing-duration>PT00H00M39S</meta:editing-duration>
    <meta:editing-cycles>1</meta:editing-cycles>
    <meta:generator>OpenOffice.org/3.2$Win32 OpenOffice.org_project/320m18$Build-9502</meta:generator>
  </office:meta>
</office:document-meta>
</file>